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09052646295655804" text:style-name="L1">
        <text:list-item>
          <text:p text:style-name="P1">HTML,FRONTEND,CSS,BOOTSTRAP</text:p>
          <text:list>
            <text:list-item>
              <text:p text:style-name="P1">PROPERTIES</text:p>
            </text:list-item>
            <text:list-item>
              <text:p text:style-name="P1">STRUCTURE &amp; PLACEMENT</text:p>
            </text:list-item>
            <text:list-item>
              <text:p text:style-name="P1">Interaction. Responsivness</text:p>
            </text:list-item>
            <text:list-item>
              <text:p text:style-name="P1">Precesion Cutting</text:p>
            </text:list-item>
          </text:list>
        </text:list-item>
        <text:list-item>
          <text:p text:style-name="P1">Get Over your Sacred Habits &amp; Errors quick.</text:p>
        </text:list-item>
        <text:list-item>
          <text:p text:style-name="P1">Disorganized Thinking starts with fear.</text:p>
        </text:list-item>
        <text:list-item>
          <text:p text:style-name="P1">Spectrum of answers.</text:p>
        </text:list-item>
        <text:list-item>
          <text:p text:style-name="P1">Declare it don't fear it.</text:p>
        </text:list-item>
        <text:list-item>
          <text:p text:style-name="P1">Frontend Scramble</text:p>
          <text:list>
            <text:list-item>
              <text:p text:style-name="P1">Hard to write from scrath cause you need to know and take into acoount visual strucutre and element properites and interactions that affect placment. Its allot of visual code too. </text:p>
              <text:list>
                <text:list-item>
                  <text:p text:style-name="P1">Solution&gt;</text:p>
                  <text:list>
                    <text:list-item>
                      <text:p text:style-name="P1">Do with purpose. Like regular cod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That Fear of fucking up with code. The Overwhelming.</text:p>
          <text:list>
            <text:list-item>
              <text:p text:style-name="P1">Fuck Fear, Think. Find that Anchor.</text:p>
            </text:list-item>
            <text:list-item>
              <text:p text:style-name="P1">Start with what you know. (back to front, front to back. Middle to front. </text:p>
              <text:list>
                <text:list-item>
                  <text:p text:style-name="P1">5W, H</text:p>
                </text:list-item>
                <text:list-item>
                  <text:p text:style-name="P1">Sequence of Actions</text:p>
                </text:list-item>
                <text:list-item>
                  <text:p text:style-name="P1">Fill in the Details</text:p>
                </text:list-item>
                <text:list-item>
                  <text:p text:style-name="P1">Just Data and Functionality &amp; Events</text:p>
                </text:list-item>
              </text:list>
            </text:list-item>
          </text:list>
        </text:list-item>
        <text:list-item>
          <text:p text:style-name="P1">Ultimate Art is to Learn, Think, Build and Program.</text:p>
        </text:list-item>
        <text:list-item>
          <text:p text:style-name="P1">Fearing is getting annoying. Just don't anymore. Its just Data and Functions &amp; Events. Think don't fear.</text:p>
        </text:list-item>
        <text:list-item>
          <text:p text:style-name="P1">Debug tactic. What TYPE OF PROBLEM IS IT. </text:p>
          <text:list>
            <text:list-item>
              <text:p text:style-name="P1">Null?</text:p>
            </text:list-item>
            <text:list-item>
              <text:p text:style-name="P1">Nothing happnes</text:p>
            </text:list-item>
            <text:list-item>
              <text:p text:style-name="P1">SIZe issues</text:p>
              <text:list>
                <text:list-item>
                  <text:p text:style-name="P1">Work from there narrow down.</text:p>
                </text:list-item>
              </text:list>
            </text:list-item>
          </text:list>
        </text:list-item>
        <text:list-item>
          <text:p text:style-name="P1">Class Ambiguity kills</text:p>
        </text:list-item>
        <text:list-item>
          <text:p text:style-name="P1">that fear of not knowing how to code well thats ok you don't know the syntax off top of head. But yuou can program in english asshole.</text:p>
        </text:list-item>
        <text:list-item>
          <text:p text:style-name="P1">Haze fear on examples. Your skiming and assuming. Don't. Don't assume its hard without actauly line by line exavuating. If your skimming your skimming. That is all.</text:p>
        </text:list-item>
        <text:list-item>
          <text:p text:style-name="P1">Read right</text:p>
        </text:list-item>
        <text:list-item>
          <text:p text:style-name="P1">stay calm.</text:p>
        </text:list-item>
        <text:list-item>
          <text:p text:style-name="P1">Can i speed read through techinical docs? Nah. Pause question your understanding. You will feel if you do or don't. Otherwise whats the point.<text:tab/></text:p>
        </text:list-item>
        <text:list-item>
          <text:p text:style-name="P1">Look at the ay it is not how you want it to be.</text:p>
        </text:list-item>
        <text:list-item>
          <text:p text:style-name="P1">Haze is lazyness. Lazyness is overatted and miscalculated persepction.</text:p>
        </text:list-item>
        <text:list-item>
          <text:p text:style-name="P1">Stop fearing that you don't understand enough. Its just is. Read right. Shut the fuck up. Shut that imaginatiion of asshole. (do something about it, its a feeling of "ya"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0M10S</meta:editing-duration>
    <meta:editing-cycles>24</meta:editing-cycles>
    <meta:generator>OpenOffice/4.1.7$Win32 OpenOffice.org_project/417m1$Build-9800</meta:generator>
    <dc:date>2020-11-14T02:01:27.59</dc:date>
    <dc:creator>Eli Lopez</dc:creator>
    <meta:document-statistic meta:table-count="0" meta:image-count="0" meta:object-count="0" meta:page-count="1" meta:paragraph-count="36" meta:word-count="330" meta:character-count="1817"/>
    <meta:user-defined meta:name="Info 1"/>
    <meta:user-defined meta:name="Info 2"/>
    <meta:user-defined meta:name="Info 3"/>
    <meta:user-defined meta:name="Info 4"/>
  </office:meta>
</office:document-meta>
</file>